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3bed26" officeooo:paragraph-rsid="004184ed" style:language-asian="zxx" style:country-asian="none" style:language-complex="zxx" style:country-complex="none"/>
    </style:style>
    <style:style style:name="P9" style:family="paragraph" style:parent-style-name="Text_20_body">
      <style:text-properties fo:language="fr" fo:country="FR" officeooo:rsid="003d691b" officeooo:paragraph-rsid="004184ed" style:language-asian="zxx" style:country-asian="none" style:language-complex="zxx" style:country-complex="none"/>
    </style:style>
    <style:style style:name="P10" style:family="paragraph" style:parent-style-name="Text_20_body">
      <style:text-properties fo:language="fr" fo:country="FR" officeooo:rsid="005f2b23" officeooo:paragraph-rsid="005f2b23" style:language-asian="zxx" style:country-asian="none" style:language-complex="zxx" style:country-complex="none"/>
    </style:style>
    <style:style style:name="P11" style:family="paragraph" style:parent-style-name="Text_20_body">
      <style:text-properties fo:language="fr" fo:country="FR" officeooo:paragraph-rsid="006587ca" style:language-asian="zxx" style:country-asian="none" style:language-complex="zxx" style:country-complex="none"/>
    </style:style>
    <style:style style:name="P12" style:family="paragraph" style:parent-style-name="Text_20_body">
      <style:text-properties fo:language="fr" fo:country="FR" officeooo:rsid="001c2c16" officeooo:paragraph-rsid="003f755f" style:language-asian="zxx" style:country-asian="none" style:language-complex="zxx" style:country-complex="none"/>
    </style:style>
    <style:style style:name="P13" style:family="paragraph" style:parent-style-name="Text_20_body">
      <style:text-properties fo:language="fr" fo:country="FR" officeooo:rsid="0061e8f6" officeooo:paragraph-rsid="00705ac8" style:language-asian="zxx" style:country-asian="none" style:language-complex="zxx" style:country-complex="none"/>
    </style:style>
    <style:style style:name="P14" style:family="paragraph" style:parent-style-name="Text_20_body">
      <style:text-properties fo:language="fr" fo:country="FR" officeooo:rsid="0061e8f6" officeooo:paragraph-rsid="007204b8" style:language-asian="zxx" style:country-asian="none" style:language-complex="zxx" style:country-complex="none"/>
    </style:style>
    <style:style style:name="P15" style:family="paragraph" style:parent-style-name="Text_20_body">
      <style:text-properties fo:language="fr" fo:country="FR" officeooo:rsid="00705ac8" officeooo:paragraph-rsid="00705ac8" style:language-asian="zxx" style:country-asian="none" style:language-complex="zxx" style:country-complex="none"/>
    </style:style>
    <style:style style:name="P16" style:family="paragraph" style:parent-style-name="Text_20_body">
      <style:text-properties fo:language="fr" fo:country="FR" officeooo:rsid="0063db9c" officeooo:paragraph-rsid="007204b8" style:language-asian="zxx" style:country-asian="none" style:language-complex="zxx" style:country-complex="none"/>
    </style:style>
    <style:style style:name="P17" style:family="paragraph" style:parent-style-name="Text_20_body">
      <style:text-properties fo:language="fr" fo:country="FR" officeooo:rsid="007204b8" officeooo:paragraph-rsid="007204b8" style:language-asian="zxx" style:country-asian="none" style:language-complex="zxx" style:country-complex="none"/>
    </style:style>
    <style:style style:name="P18" style:family="paragraph" style:parent-style-name="Text_20_body">
      <style:text-properties fo:language="fr" fo:country="FR" officeooo:paragraph-rsid="007ceb16" style:language-asian="zxx" style:country-asian="none" style:language-complex="zxx" style:country-complex="none"/>
    </style:style>
    <style:style style:name="P19" style:family="paragraph" style:parent-style-name="Text_20_body">
      <style:text-properties fo:language="fr" fo:country="FR" officeooo:paragraph-rsid="007d7d18" style:language-asian="zxx" style:country-asian="none" style:language-complex="zxx" style:country-complex="none"/>
    </style:style>
    <style:style style:name="P20" style:family="paragraph" style:parent-style-name="Text_20_body">
      <style:text-properties fo:language="fr" fo:country="FR" officeooo:rsid="00801c25" officeooo:paragraph-rsid="0080f27c" style:language-asian="zxx" style:country-asian="none" style:language-complex="zxx" style:country-complex="none"/>
    </style:style>
    <style:style style:name="P21" style:family="paragraph" style:parent-style-name="Text_20_body">
      <style:text-properties fo:language="fr" fo:country="FR" officeooo:rsid="008226d3" officeooo:paragraph-rsid="008226d3" style:language-asian="zxx" style:country-asian="none" style:language-complex="zxx" style:country-complex="none"/>
    </style:style>
    <style:style style:name="P22" style:family="paragraph" style:parent-style-name="Text_20_body">
      <style:text-properties fo:language="fr" fo:country="FR" officeooo:paragraph-rsid="008c2764" style:language-asian="zxx" style:country-asian="none" style:language-complex="zxx" style:country-complex="none"/>
    </style:style>
    <style:style style:name="P23" style:family="paragraph" style:parent-style-name="Text_20_body">
      <style:text-properties fo:language="fr" fo:country="FR" officeooo:rsid="0014b7da" officeooo:paragraph-rsid="004e28f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4b7da" officeooo:paragraph-rsid="003c518a"/>
    </style:style>
    <style:style style:name="P32" style:family="paragraph" style:parent-style-name="Text_20_body">
      <style:text-properties officeooo:rsid="0014b7da" officeooo:paragraph-rsid="003f755f"/>
    </style:style>
    <style:style style:name="P33" style:family="paragraph" style:parent-style-name="Text_20_body">
      <style:text-properties officeooo:rsid="00078fff" officeooo:paragraph-rsid="003f755f"/>
    </style:style>
    <style:style style:name="P34" style:family="paragraph" style:parent-style-name="Text_20_body">
      <style:text-properties officeooo:rsid="000a4757" officeooo:paragraph-rsid="003f755f"/>
    </style:style>
    <style:style style:name="P35" style:family="paragraph" style:parent-style-name="Text_20_body">
      <style:text-properties officeooo:rsid="00151fcf" officeooo:paragraph-rsid="004e28f2"/>
    </style:style>
    <style:style style:name="P36" style:family="paragraph" style:parent-style-name="Text_20_body">
      <style:text-properties officeooo:paragraph-rsid="003c518a"/>
    </style:style>
    <style:style style:name="P37" style:family="paragraph" style:parent-style-name="Text_20_body">
      <style:text-properties style:font-name="Arial" fo:font-size="11pt" officeooo:paragraph-rsid="003c518a"/>
    </style:style>
    <style:style style:name="P38" style:family="paragraph" style:parent-style-name="Text_20_body">
      <style:text-properties style:font-name="Arial" fo:font-size="11pt" officeooo:rsid="0015b201" officeooo:paragraph-rsid="003c518a"/>
    </style:style>
    <style:style style:name="P39" style:family="paragraph" style:parent-style-name="Text_20_body">
      <style:text-properties style:font-name="Arial" fo:font-size="11pt" officeooo:rsid="000df663" officeooo:paragraph-rsid="003c518a"/>
    </style:style>
    <style:style style:name="P40" style:family="paragraph" style:parent-style-name="Text_20_body">
      <style:text-properties style:font-name="Arial" fo:font-size="11pt" officeooo:rsid="000df663" officeooo:paragraph-rsid="00489f88"/>
    </style:style>
    <style:style style:name="P41" style:family="paragraph" style:parent-style-name="Text_20_body">
      <style:text-properties style:font-name="Arial" fo:font-size="11pt" officeooo:rsid="000df663" officeooo:paragraph-rsid="004a134d"/>
    </style:style>
    <style:style style:name="P42" style:family="paragraph" style:parent-style-name="Text_20_body">
      <style:text-properties style:font-name="Arial" fo:font-size="11pt" officeooo:rsid="00168461" officeooo:paragraph-rsid="003c518a"/>
    </style:style>
    <style:style style:name="P43" style:family="paragraph" style:parent-style-name="Text_20_body">
      <style:text-properties style:font-name="Arial" fo:font-size="11pt" officeooo:rsid="00168461" officeooo:paragraph-rsid="004c518c"/>
    </style:style>
    <style:style style:name="P44" style:family="paragraph" style:parent-style-name="Text_20_body">
      <style:text-properties style:font-name="Arial" fo:font-size="11pt" officeooo:rsid="00168461" officeooo:paragraph-rsid="003f755f"/>
    </style:style>
    <style:style style:name="P45" style:family="paragraph" style:parent-style-name="Text_20_body">
      <style:text-properties style:font-name="Arial" fo:font-size="11pt" officeooo:rsid="00168461" officeooo:paragraph-rsid="004e28f2"/>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Sous-sous-titre">
      <style:paragraph-properties fo:break-before="page"/>
    </style:style>
    <style:style style:name="P68" style:family="paragraph" style:parent-style-name="Sous-sous-titre">
      <style:paragraph-properties fo:break-before="page"/>
      <style:text-properties fo:language="fr" fo:country="FR" style:language-asian="zxx" style:country-asian="none" style:language-complex="zxx" style:country-complex="none"/>
    </style:style>
    <style:style style:name="P69" style:family="paragraph" style:parent-style-name="Title">
      <style:text-properties fo:language="fr" fo:country="FR" officeooo:rsid="001fa6ea" officeooo:paragraph-rsid="00120d11" style:language-asian="zxx" style:country-asian="none" style:language-complex="zxx" style:country-complex="none"/>
    </style:style>
    <style:style style:name="P70" style:family="paragraph" style:parent-style-name="Subtitle">
      <style:text-properties fo:language="fr" fo:country="FR" officeooo:rsid="00168d86" officeooo:paragraph-rsid="00168d86" style:language-asian="zxx" style:country-asian="none" style:language-complex="zxx" style:country-complex="none"/>
    </style:style>
    <style:style style:name="P71" style:family="paragraph" style:parent-style-name="Table_20_Contents">
      <style:text-properties style:font-name="Arial" fo:font-size="11pt" officeooo:rsid="00550209" officeooo:paragraph-rsid="00550209"/>
    </style:style>
    <style:style style:name="P72" style:family="paragraph" style:parent-style-name="Table_20_Contents">
      <style:text-properties style:font-name="Arial" fo:font-size="11pt" officeooo:rsid="00568d31" officeooo:paragraph-rsid="00568d31"/>
    </style:style>
    <style:style style:name="P73" style:family="paragraph" style:parent-style-name="Table_20_Contents">
      <style:text-properties style:font-name="Arial" fo:font-size="11pt" officeooo:rsid="007ab966" officeooo:paragraph-rsid="007ab966"/>
    </style:style>
    <style:style style:name="P74" style:family="paragraph" style:parent-style-name="Table_20_Contents">
      <style:text-properties style:font-name="Arial" fo:font-size="11pt" officeooo:rsid="007d7d18" officeooo:paragraph-rsid="007d7d18"/>
    </style:style>
    <style:style style:name="P75" style:family="paragraph" style:parent-style-name="Table_20_Contents">
      <style:text-properties style:font-name="Arial" fo:font-size="11pt" officeooo:rsid="00801c25" officeooo:paragraph-rsid="00801c25"/>
    </style:style>
    <style:style style:name="P76" style:family="paragraph" style:parent-style-name="Table_20_Contents">
      <style:text-properties style:font-name="Arial" fo:font-size="11pt" officeooo:rsid="005a11ba" officeooo:paragraph-rsid="007d7d18"/>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Heading_20_3">
      <style:text-properties fo:language="fr" fo:country="FR" style:language-asian="zxx" style:country-asian="none" style:language-complex="zxx" style:country-complex="none"/>
    </style:style>
    <style:style style:name="P80" style:family="paragraph" style:parent-style-name="Heading_20_3">
      <style:text-properties fo:language="fr" fo:country="FR" officeooo:paragraph-rsid="0080f27c" style:language-asian="zxx" style:country-asian="none" style:language-complex="zxx" style:country-complex="none"/>
    </style:style>
    <style:style style:name="P81" style:family="paragraph" style:parent-style-name="Heading_20_3">
      <style:text-properties fo:language="fr" fo:country="FR" officeooo:rsid="00801c25" officeooo:paragraph-rsid="0080f27c" style:language-asian="zxx" style:country-asian="none" style:language-complex="zxx" style:country-complex="none"/>
    </style:style>
    <style:style style:name="P82" style:family="paragraph" style:parent-style-name="Heading_20_3">
      <style:text-properties fo:language="fr" fo:country="FR" officeooo:paragraph-rsid="003b2525" style:language-asian="zxx" style:country-asian="none" style:language-complex="zxx" style:country-complex="none"/>
    </style:style>
    <style:style style:name="P83" style:family="paragraph" style:parent-style-name="Heading_20_3">
      <style:text-properties fo:language="fr" fo:country="FR" officeooo:paragraph-rsid="006587ca" style:language-asian="zxx" style:country-asian="none" style:language-complex="zxx" style:country-complex="none"/>
    </style:style>
    <style:style style:name="P84" style:family="paragraph" style:parent-style-name="Heading_20_3">
      <style:text-properties fo:language="fr" fo:country="FR" officeooo:rsid="0039182b" officeooo:paragraph-rsid="0039182b" style:language-asian="zxx" style:country-asian="none" style:language-complex="zxx" style:country-complex="none"/>
    </style:style>
    <style:style style:name="P85" style:family="paragraph" style:parent-style-name="Heading_20_3">
      <style:text-properties fo:language="fr" fo:country="FR" fo:background-color="#ffff00" style:language-asian="zxx" style:country-asian="none" style:language-complex="zxx" style:country-complex="none"/>
    </style:style>
    <style:style style:name="P86" style:family="paragraph" style:parent-style-name="Heading_20_3">
      <style:text-properties officeooo:paragraph-rsid="00927741"/>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fr" fo:country="FR" style:language-asian="zxx" style:country-asian="none" style:language-complex="zxx" style:country-complex="none"/>
    </style:style>
    <style:style style:name="P89"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0"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1" style:family="paragraph" style:parent-style-name="Heading_20_1">
      <style:paragraph-properties fo:break-before="page"/>
      <style:text-properties officeooo:rsid="00729bc1" officeooo:paragraph-rsid="00729bc1"/>
    </style:style>
    <style:style style:name="P92" style:family="paragraph" style:parent-style-name="List_20_1" style:list-style-name="L1">
      <style:text-properties fo:language="fr" fo:country="FR" officeooo:rsid="000f893d" officeooo:paragraph-rsid="0040a166" style:language-asian="zxx" style:country-asian="none" style:language-complex="zxx" style:country-complex="none"/>
    </style:style>
    <style:style style:name="P93" style:family="paragraph" style:parent-style-name="List_20_1" style:list-style-name="L1">
      <style:text-properties fo:language="fr" fo:country="FR" officeooo:paragraph-rsid="0040a166" style:language-asian="zxx" style:country-asian="none" style:language-complex="zxx" style:country-complex="none"/>
    </style:style>
    <style:style style:name="P94" style:family="paragraph" style:parent-style-name="List_20_2" style:list-style-name="L1">
      <style:text-properties fo:language="fr" fo:country="FR" officeooo:paragraph-rsid="004ad83b" style:language-asian="zxx" style:country-asian="none" style:language-complex="zxx" style:country-complex="none"/>
    </style:style>
    <style:style style:name="P95" style:family="paragraph" style:parent-style-name="List_20_2" style:list-style-name="L1">
      <style:text-properties fo:language="fr" fo:country="FR" officeooo:paragraph-rsid="0040a166" style:language-asian="zxx" style:country-asian="none" style:language-complex="zxx" style:country-complex="none"/>
    </style:style>
    <style:style style:name="P96" style:family="paragraph" style:parent-style-name="List_20_2" style:list-style-name="L1">
      <style:text-properties fo:language="fr" fo:country="FR" officeooo:rsid="000f893d" officeooo:paragraph-rsid="0040a166" style:language-asian="zxx" style:country-asian="none" style:language-complex="zxx" style:country-complex="none"/>
    </style:style>
    <style:style style:name="P97" style:family="paragraph" style:parent-style-name="List_20_2" style:list-style-name="L1">
      <style:text-properties fo:language="fr" fo:country="FR" officeooo:rsid="00a5acc9" officeooo:paragraph-rsid="00a5acc9" fo:background-color="#ffff00" style:language-asian="zxx" style:country-asian="none" style:language-complex="zxx" style:country-complex="none"/>
    </style:style>
    <style:style style:name="P98" style:family="paragraph" style:parent-style-name="Heading_20_2">
      <style:text-properties fo:language="fr" fo:country="FR" style:language-asian="zxx" style:country-asian="none" style:language-complex="zxx" style:country-complex="none"/>
    </style:style>
    <style:style style:name="P99" style:family="paragraph" style:parent-style-name="Heading_20_2">
      <style:text-properties fo:language="fr" fo:country="FR" officeooo:paragraph-rsid="007d7d18" style:language-asian="zxx" style:country-asian="none" style:language-complex="zxx" style:country-complex="none"/>
    </style:style>
    <style:style style:name="P100" style:family="paragraph" style:parent-style-name="Heading_20_2">
      <style:text-properties fo:language="fr" fo:country="FR" officeooo:paragraph-rsid="003b2525" style:language-asian="zxx" style:country-asian="none" style:language-complex="zxx" style:country-complex="none"/>
    </style:style>
    <style:style style:name="P101" style:family="paragraph" style:parent-style-name="Heading_20_2">
      <style:text-properties fo:language="fr" fo:country="FR" officeooo:paragraph-rsid="006587ca" style:language-asian="zxx" style:country-asian="none" style:language-complex="zxx" style:country-complex="none"/>
    </style:style>
    <style:style style:name="P102" style:family="paragraph" style:parent-style-name="Heading_20_2">
      <style:text-properties fo:language="fr" fo:country="FR" fo:background-color="#ffff00" style:language-asian="zxx" style:country-asian="none" style:language-complex="zxx" style:country-complex="none"/>
    </style:style>
    <style:style style:name="P103" style:family="paragraph" style:parent-style-name="Heading_20_2">
      <style:text-properties officeooo:paragraph-rsid="008a655d"/>
    </style:style>
    <style:style style:name="P104" style:family="paragraph" style:parent-style-name="Text_20_body" style:list-style-name="L2"/>
    <style:style style:name="P105" style:family="paragraph" style:parent-style-name="Text_20_body" style:list-style-name="L2">
      <style:text-properties officeooo:rsid="009773d8" officeooo:paragraph-rsid="009773d8"/>
    </style:style>
    <style:style style:name="P106" style:family="paragraph" style:parent-style-name="Text_20_body" style:list-style-name="L3"/>
    <style:style style:name="P107" style:family="paragraph" style:parent-style-name="Text_20_body">
      <style:text-properties fo:language="fr" fo:country="FR" officeooo:paragraph-rsid="003b2525" style:language-asian="zxx" style:country-asian="none" style:language-complex="zxx" style:country-complex="none"/>
    </style:style>
    <style:style style:name="P108" style:family="paragraph" style:parent-style-name="Text_20_body">
      <style:text-properties fo:language="fr" fo:country="FR" officeooo:rsid="003bed26" officeooo:paragraph-rsid="004184ed" style:language-asian="zxx" style:country-asian="none" style:language-complex="zxx" style:country-complex="none"/>
    </style:style>
    <style:style style:name="P109" style:family="paragraph" style:parent-style-name="Text_20_body">
      <style:text-properties fo:language="fr" fo:country="FR" officeooo:rsid="00a49629" officeooo:paragraph-rsid="00a49629" style:language-asian="zxx" style:country-asian="none" style:language-complex="zxx" style:country-complex="none"/>
    </style:style>
    <style:style style:name="P110" style:family="paragraph" style:parent-style-name="Text_20_body">
      <style:text-properties officeooo:paragraph-rsid="008c2764"/>
    </style:style>
    <style:style style:name="P111" style:family="paragraph" style:parent-style-name="Text_20_body">
      <style:text-properties officeooo:rsid="00a862c9" officeooo:paragraph-rsid="00a862c9"/>
    </style:style>
    <style:style style:name="P112" style:family="paragraph" style:parent-style-name="Text_20_body">
      <style:text-properties officeooo:paragraph-rsid="00aae798"/>
    </style:style>
    <style:style style:name="P113" style:family="paragraph" style:parent-style-name="Text_20_body" style:list-style-name="L4">
      <style:text-properties officeooo:rsid="004f3b1b" officeooo:paragraph-rsid="00ab8d82"/>
    </style:style>
    <style:style style:name="P114" style:family="paragraph" style:parent-style-name="Text_20_body">
      <style:text-properties officeooo:rsid="00aadf4a" officeooo:paragraph-rsid="00ab8d82"/>
    </style:style>
    <style:style style:name="P115" style:family="paragraph" style:parent-style-name="Text_20_body">
      <style:text-properties officeooo:rsid="00acdcfa" officeooo:paragraph-rsid="00acdcfa"/>
    </style:style>
    <style:style style:name="P116" style:family="paragraph" style:parent-style-name="Text_20_body">
      <style:text-properties officeooo:paragraph-rsid="00ad2920"/>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fo:language="fr" fo:country="FR" officeooo:rsid="0014b7da" style:language-asian="zxx" style:country-asian="none" style:language-complex="zxx" style:country-complex="none"/>
    </style:style>
    <style:style style:name="T12" style:family="text">
      <style:text-properties officeooo:rsid="0016cdbe"/>
    </style:style>
    <style:style style:name="T13" style:family="text">
      <style:text-properties officeooo:rsid="0014b7da"/>
    </style:style>
    <style:style style:name="T14" style:family="text">
      <style:text-properties officeooo:rsid="00221f04"/>
    </style:style>
    <style:style style:name="T15" style:family="text">
      <style:text-properties officeooo:rsid="0036e979"/>
    </style:style>
    <style:style style:name="T16" style:family="text">
      <style:text-properties officeooo:rsid="0037d169"/>
    </style:style>
    <style:style style:name="T17" style:family="text">
      <style:text-properties officeooo:rsid="001fba7e"/>
    </style:style>
    <style:style style:name="T18" style:family="text">
      <style:text-properties officeooo:rsid="001fd9a7"/>
    </style:style>
    <style:style style:name="T19" style:family="text">
      <style:text-properties officeooo:rsid="0018db79"/>
    </style:style>
    <style:style style:name="T20" style:family="text">
      <style:text-properties officeooo:rsid="004695d8"/>
    </style:style>
    <style:style style:name="T21" style:family="text">
      <style:text-properties officeooo:rsid="003d691b"/>
    </style:style>
    <style:style style:name="T22" style:family="text">
      <style:text-properties officeooo:rsid="0026485f"/>
    </style:style>
    <style:style style:name="T23" style:family="text">
      <style:text-properties officeooo:rsid="0029fce2"/>
    </style:style>
    <style:style style:name="T24" style:family="text">
      <style:text-properties officeooo:rsid="002f67e5"/>
    </style:style>
    <style:style style:name="T25" style:family="text">
      <style:text-properties officeooo:rsid="003885c7"/>
    </style:style>
    <style:style style:name="T26" style:family="text">
      <style:text-properties officeooo:rsid="0030ca66"/>
    </style:style>
    <style:style style:name="T27" style:family="text">
      <style:text-properties officeooo:rsid="012f1adc"/>
    </style:style>
    <style:style style:name="T28" style:family="text">
      <style:text-properties officeooo:rsid="00e3e2db"/>
    </style:style>
    <style:style style:name="T29" style:family="text">
      <style:text-properties officeooo:rsid="011e3d04"/>
    </style:style>
    <style:style style:name="T30" style:family="text">
      <style:text-properties officeooo:rsid="00ee91fd"/>
    </style:style>
    <style:style style:name="T31" style:family="text">
      <style:text-properties officeooo:rsid="00545b47"/>
    </style:style>
    <style:style style:name="T32" style:family="text">
      <style:text-properties officeooo:rsid="00863ad9"/>
    </style:style>
    <style:style style:name="T33" style:family="text">
      <style:text-properties officeooo:rsid="00c2a9d7"/>
    </style:style>
    <style:style style:name="T34" style:family="text">
      <style:text-properties officeooo:rsid="01251f62"/>
    </style:style>
    <style:style style:name="T35" style:family="text">
      <style:text-properties style:text-underline-style="none" officeooo:rsid="00ce3db4"/>
    </style:style>
    <style:style style:name="T36" style:family="text">
      <style:text-properties style:text-underline-style="none" officeooo:rsid="00d91b1b"/>
    </style:style>
    <style:style style:name="T37" style:family="text">
      <style:text-properties style:text-underline-style="none" officeooo:rsid="00c5f605"/>
    </style:style>
    <style:style style:name="T38" style:family="text">
      <style:text-properties style:text-underline-style="none" officeooo:rsid="00c7573c"/>
    </style:style>
    <style:style style:name="T39" style:family="text">
      <style:text-properties officeooo:rsid="0013d551"/>
    </style:style>
    <style:style style:name="T40" style:family="text">
      <style:text-properties officeooo:rsid="001573e3"/>
    </style:style>
    <style:style style:name="T41" style:family="text">
      <style:text-properties officeooo:rsid="00322d15"/>
    </style:style>
    <style:style style:name="T42" style:family="text">
      <style:text-properties officeooo:rsid="0034329d"/>
    </style:style>
    <style:style style:name="T43" style:family="text">
      <style:text-properties officeooo:rsid="002dc555"/>
    </style:style>
    <style:style style:name="T44" style:family="text">
      <style:text-properties officeooo:rsid="0028ec52"/>
    </style:style>
    <style:style style:name="T45" style:family="text">
      <style:text-properties officeooo:rsid="0039de34"/>
    </style:style>
    <style:style style:name="T46" style:family="text">
      <style:text-properties officeooo:rsid="006a3ee5"/>
    </style:style>
    <style:style style:name="T47" style:family="text">
      <style:text-properties officeooo:rsid="005a8699"/>
    </style:style>
    <style:style style:name="T48" style:family="text">
      <style:text-properties officeooo:rsid="00e0b467"/>
    </style:style>
    <style:style style:name="T49" style:family="text">
      <style:text-properties officeooo:rsid="005dd452"/>
    </style:style>
    <style:style style:name="T50" style:family="text">
      <style:text-properties officeooo:rsid="006c466d"/>
    </style:style>
    <style:style style:name="T51" style:family="text">
      <style:text-properties officeooo:rsid="0078b435"/>
    </style:style>
    <style:style style:name="T52" style:family="text">
      <style:text-properties officeooo:rsid="004b816c"/>
    </style:style>
    <style:style style:name="T53" style:family="text">
      <style:text-properties officeooo:rsid="0072fda4"/>
    </style:style>
    <style:style style:name="T54" style:family="text">
      <style:text-properties officeooo:rsid="0075b02b"/>
    </style:style>
    <style:style style:name="T55" style:family="text">
      <style:text-properties officeooo:rsid="008190b2"/>
    </style:style>
    <style:style style:name="T56" style:family="text">
      <style:text-properties officeooo:rsid="00a8c4c7"/>
    </style:style>
    <style:style style:name="T57" style:family="text">
      <style:text-properties officeooo:rsid="00508ddb"/>
    </style:style>
    <style:style style:name="T58" style:family="text">
      <style:text-properties officeooo:rsid="001dde1f"/>
    </style:style>
    <style:style style:name="T59" style:family="text">
      <style:text-properties officeooo:rsid="0027b947"/>
    </style:style>
    <style:style style:name="T60" style:family="text">
      <style:text-properties officeooo:rsid="002995a6"/>
    </style:style>
    <style:style style:name="T61" style:family="text">
      <style:text-properties officeooo:rsid="004513eb"/>
    </style:style>
    <style:style style:name="T62" style:family="text">
      <style:text-properties fo:background-color="#ffff00" loext:char-shading-value="0"/>
    </style:style>
    <style:style style:name="T63" style:family="text">
      <style:text-properties officeooo:rsid="004c518c"/>
    </style:style>
    <style:style style:name="T64" style:family="text">
      <style:text-properties officeooo:rsid="004d05fb"/>
    </style:style>
    <style:style style:name="T65" style:family="text">
      <style:text-properties officeooo:rsid="00523448"/>
    </style:style>
    <style:style style:name="T66" style:family="text">
      <style:text-properties officeooo:rsid="0053aedd"/>
    </style:style>
    <style:style style:name="T67" style:family="text">
      <style:text-properties officeooo:rsid="0053d6b5"/>
    </style:style>
    <style:style style:name="T68" style:family="text">
      <style:text-properties officeooo:rsid="00581bf9"/>
    </style:style>
    <style:style style:name="T69" style:family="text">
      <style:text-properties officeooo:rsid="006587ca"/>
    </style:style>
    <style:style style:name="T70" style:family="text">
      <style:text-properties officeooo:rsid="006bef63"/>
    </style:style>
    <style:style style:name="T71" style:family="text">
      <style:text-properties officeooo:rsid="006d38fc"/>
    </style:style>
    <style:style style:name="T72" style:family="text">
      <style:text-properties officeooo:rsid="00705ac8"/>
    </style:style>
    <style:style style:name="T73" style:family="text">
      <style:text-properties officeooo:rsid="007070d9"/>
    </style:style>
    <style:style style:name="T74" style:family="text">
      <style:text-properties officeooo:rsid="007306df"/>
    </style:style>
    <style:style style:name="T75" style:family="text">
      <style:text-properties officeooo:rsid="0073ce89"/>
    </style:style>
    <style:style style:name="T76" style:family="text">
      <style:text-properties officeooo:rsid="0075b82c"/>
    </style:style>
    <style:style style:name="T77" style:family="text">
      <style:text-properties officeooo:rsid="00795627"/>
    </style:style>
    <style:style style:name="T78" style:family="text">
      <style:text-properties officeooo:rsid="007ab966"/>
    </style:style>
    <style:style style:name="T79" style:family="text">
      <style:text-properties officeooo:rsid="00801c25"/>
    </style:style>
    <style:style style:name="T80" style:family="text">
      <style:text-properties officeooo:rsid="00813094"/>
    </style:style>
    <style:style style:name="T81" style:family="text">
      <style:text-properties officeooo:rsid="00841fca"/>
    </style:style>
    <style:style style:name="T82" style:family="text">
      <style:text-properties officeooo:rsid="0085799a"/>
    </style:style>
    <style:style style:name="T83" style:family="text">
      <style:text-properties officeooo:rsid="0086c4b0"/>
    </style:style>
    <style:style style:name="T84" style:family="text">
      <style:text-properties officeooo:rsid="00927741"/>
    </style:style>
    <style:style style:name="T85" style:family="text">
      <style:text-properties officeooo:rsid="009f9863"/>
    </style:style>
    <style:style style:name="T86" style:family="text">
      <style:text-properties officeooo:rsid="00a79752"/>
    </style:style>
    <style:style style:name="T87" style:family="text">
      <style:text-properties officeooo:rsid="00a91f4d"/>
    </style:style>
    <style:style style:name="T88" style:family="text">
      <style:text-properties officeooo:rsid="00ad292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ite Web - <text:span text:style-name="T7">Vitrine</text:span></text:p>
      <text:p text:style-name="P4"/>
      <text:p text:style-name="P70">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ommaire</text:p>
          </text:index-title>
          <text:p text:style-name="P77"><text:a xlink:type="simple" xlink:href="#__RefHeading___Toc973_994175932" text:style-name="Index_20_Link" text:visited-style-name="Index_20_Link">Identification du Projet<text:tab/>4</text:a></text:p>
          <text:p text:style-name="P77"><text:a xlink:type="simple" xlink:href="#__RefHeading___Toc975_994175932" text:style-name="Index_20_Link" text:visited-style-name="Index_20_Link">Diagnostic du besoin<text:tab/>6</text:a></text:p>
          <text:p text:style-name="P78"><text:a xlink:type="simple" xlink:href="#__RefHeading___Toc1460_1929138192" text:style-name="Index_20_Link" text:visited-style-name="Index_20_Link">Objectifs du site<text:tab/>6</text:a></text:p>
          <text:p text:style-name="P78"><text:a xlink:type="simple" xlink:href="#__RefHeading___Toc981_994175932" text:style-name="Index_20_Link" text:visited-style-name="Index_20_Link">Particularités<text:tab/>6</text:a></text:p>
          <text:p text:style-name="P78"><text:a xlink:type="simple" xlink:href="#__RefHeading___Toc979_994175932" text:style-name="Index_20_Link" text:visited-style-name="Index_20_Link">Environnement commercial<text:tab/>6</text:a></text:p>
          <text:p text:style-name="P78"><text:a xlink:type="simple" xlink:href="#__RefHeading___Toc983_994175932" text:style-name="Index_20_Link" text:visited-style-name="Index_20_Link">Description de la cible et de ses attentes<text:tab/>6</text:a></text:p>
          <text:p text:style-name="P78"><text:a xlink:type="simple" xlink:href="#__RefHeading___Toc1461_887888884" text:style-name="Index_20_Link" text:visited-style-name="Index_20_Link">Études préalables<text:tab/>7</text:a></text:p>
          <text:p text:style-name="P78"><text:a xlink:type="simple" xlink:href="#__RefHeading___Toc991_994175932" text:style-name="Index_20_Link" text:visited-style-name="Index_20_Link">Enjeux du projet<text:tab/>7</text:a></text:p>
          <text:p text:style-name="P78"><text:a xlink:type="simple" xlink:href="#__RefHeading___Toc993_994175932" text:style-name="Index_20_Link" text:visited-style-name="Index_20_Link">Limites et Contraintes de départ<text:tab/>7</text:a></text:p>
          <text:p text:style-name="P77"><text:a xlink:type="simple" xlink:href="#__RefHeading___Toc995_994175932" text:style-name="Index_20_Link" text:visited-style-name="Index_20_Link">Déclaration d'Intention<text:tab/>8</text:a></text:p>
          <text:p text:style-name="P77"><text:a xlink:type="simple" xlink:href="#__RefHeading___Toc1023_994175932" text:style-name="Index_20_Link" text:visited-style-name="Index_20_Link">Organisation du projet<text:tab/>9</text:a></text:p>
          <text:p text:style-name="P78"><text:a xlink:type="simple" xlink:href="#__RefHeading___Toc1025_994175932" text:style-name="Index_20_Link" text:visited-style-name="Index_20_Link">Acteurs du projet<text:tab/>9</text:a></text:p>
          <text:p text:style-name="P78"><text:a xlink:type="simple" xlink:href="#__RefHeading___Toc1029_994175932" text:style-name="Index_20_Link" text:visited-style-name="Index_20_Link">Planning détaillé<text:tab/>9</text:a></text:p>
          <text:p text:style-name="P78"><text:a xlink:type="simple" xlink:href="#__RefHeading___Toc1031_994175932" text:style-name="Index_20_Link" text:visited-style-name="Index_20_Link">Ressources applicatives utilisées<text:tab/>10</text:a></text:p>
          <text:p text:style-name="P78"><text:a xlink:type="simple" xlink:href="#__RefHeading___Toc1033_994175932" text:style-name="Index_20_Link" text:visited-style-name="Index_20_Link">Aspects juridiques<text:tab/>10</text:a></text:p>
          <text:p text:style-name="P77"><text:a xlink:type="simple" xlink:href="#__RefHeading___Toc997_994175932" text:style-name="Index_20_Link" text:visited-style-name="Index_20_Link">Mise en œuvre<text:tab/>11</text:a></text:p>
          <text:p text:style-name="P78"><text:a xlink:type="simple" xlink:href="#__RefHeading___Toc999_994175932" text:style-name="Index_20_Link" text:visited-style-name="Index_20_Link">Arborescence &amp; Contenus textuels<text:tab/>11</text:a></text:p>
          <text:p text:style-name="P78"><text:a xlink:type="simple" xlink:href="#__RefHeading___Toc1001_994175932" text:style-name="Index_20_Link" text:visited-style-name="Index_20_Link">Graphisme<text:tab/>11</text:a></text:p>
          <text:p text:style-name="P78"><text:a xlink:type="simple" xlink:href="#__RefHeading___Toc2485_1338404867" text:style-name="Index_20_Link" text:visited-style-name="Index_20_Link">Accessibilité<text:tab/>12</text:a></text:p>
          <text:p text:style-name="P78"><text:a xlink:type="simple" xlink:href="#__RefHeading___Toc1005_994175932" text:style-name="Index_20_Link" text:visited-style-name="Index_20_Link">Fonctionnalités<text:tab/>12</text:a></text:p>
          <text:p text:style-name="P78"><text:a xlink:type="simple" xlink:href="#__RefHeading___Toc1017_994175932" text:style-name="Index_20_Link" text:visited-style-name="Index_20_Link">Référencement &amp; Communication<text:tab/>16</text:a></text:p>
          <text:p text:style-name="P78"><text:a xlink:type="simple" xlink:href="#__RefHeading___Toc1019_994175932" text:style-name="Index_20_Link" text:visited-style-name="Index_20_Link">Monétisation<text:tab/>17</text:a></text:p>
          <text:p text:style-name="P78"><text:a xlink:type="simple" xlink:href="#__RefHeading___Toc1021_994175932" text:style-name="Index_20_Link" text:visited-style-name="Index_20_Link">Statistiques<text:tab/>17</text:a></text:p>
        </text:index-body>
      </text:table-of-content>
      <text:p text:style-name="Text_20_body"/>
      <text:p text:style-name="P68">Intr<text:span text:style-name="T1">oduction</text:span></text:p>
      <text:p text:style-name="Text_20_body"/>
      <text:p text:style-name="Text_20_body"/>
      <text:h text:style-name="P88" text:outline-level="1"><text:bookmark-start text:name="__RefHeading___Toc973_994175932"/><text:span text:style-name="T8">Identification</text:span> du Projet<text:bookmark-end text:name="__RefHeading___Toc973_994175932"/></text:h>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7"/>
          </table:table-cell>
          <table:table-cell table:style-name="Tableau1.A1" table:number-columns-spanned="2" office:value-type="string">
            <text:p text:style-name="P38">Demandeur :</text:p>
          </table:table-cell>
          <table:covered-table-cell/>
          <table:table-cell table:style-name="Tableau1.D1" table:number-columns-spanned="2" office:value-type="string">
            <text:p text:style-name="P38">Contact <text:span text:style-name="T68">(coordonnnées) </text:span>:</text:p>
          </table:table-cell>
          <table:covered-table-cell/>
        </table:table-row>
        <table:table-row>
          <table:table-cell table:style-name="Tableau1.A2" table:number-columns-spanned="2" office:value-type="string">
            <text:p text:style-name="P65">Type de site : </text:p>
            <text:p text:style-name="P65"><text:s text:c="11"/>Vitrine</text:p>
          </table:table-cell>
          <table:covered-table-cell/>
          <table:table-cell table:style-name="Tableau1.C2" table:number-columns-spanned="3" office:value-type="string">
            <text:p text:style-name="P33">Budget prévu / <text:span text:style-name="T71">Prix proposé </text:span>: </text:p>
            <text:p text:style-name="P46"/>
          </table:table-cell>
          <table:covered-table-cell/>
          <table:covered-table-cell/>
        </table:table-row>
        <table:table-row table:style-name="Tableau1.3">
          <table:table-cell table:style-name="Tableau1.A2" table:number-columns-spanned="2" office:value-type="string">
            <text:p text:style-name="P41">Objectif :</text:p>
            <text:p text:style-name="P41"/>
          </table:table-cell>
          <table:covered-table-cell/>
          <table:table-cell table:style-name="Tableau1.C2" table:number-columns-spanned="3" office:value-type="string">
            <text:p text:style-name="P40">Articulation avec d'autres projets :</text:p>
            <text:p text:style-name="P40"/>
          </table:table-cell>
          <table:covered-table-cell/>
          <table:covered-table-cell/>
        </table:table-row>
        <table:table-row table:style-name="Tableau1.4">
          <table:table-cell table:style-name="Tableau1.A2" table:number-columns-spanned="2" office:value-type="string">
            <text:p text:style-name="P41">Résultat attendu<text:span text:style-name="T13"> :</text:span></text:p>
            <text:p text:style-name="P41"/>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39">Contexte de la demande : </text:p>
            <text:p text:style-name="P39"/>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2">[ <text:s/>] Le Prestataire</text:p>
          </table:table-cell>
          <table:table-cell table:style-name="Tableau1.A2" table:number-columns-spanned="2" office:value-type="string">
            <text:p text:style-name="P53">Contenu <text:span text:style-name="T64">(textes &amp; images) </text:span>à la charge...</text:p>
            <text:p text:style-name="P30">[ <text:s/>] <text:span text:style-name="T63">Du</text:span> Client</text:p>
            <text:p text:style-name="P43">[ <text:s/>] <text:span text:style-name="T63">Du</text:span> Prestataire</text:p>
          </table:table-cell>
          <table:covered-table-cell/>
          <table:table-cell table:style-name="Tableau1.C2" table:number-columns-spanned="2" office:value-type="string">
            <text:p text:style-name="P71">Elément déclencheur :</text:p>
          </table:table-cell>
          <table:covered-table-cell/>
        </table:table-row>
        <table:table-row>
          <table:table-cell table:style-name="Tableau1.A2" office:value-type="string">
            <text:p text:style-name="P32">Liste des acteurs <text:span text:style-name="T73">et rôles</text:span> :</text:p>
            <text:p text:style-name="P32"/>
          </table:table-cell>
          <table:table-cell table:style-name="Tableau1.A2" table:number-columns-spanned="2" office:value-type="string">
            <text:p text:style-name="P72">Activité <text:span text:style-name="T78">principale</text:span> du client :</text:p>
            <text:p text:style-name="P72"/>
          </table:table-cell>
          <table:covered-table-cell/>
          <table:table-cell table:style-name="Tableau1.C2" table:number-columns-spanned="2" office:value-type="string">
            <text:p text:style-name="P76"/>
          </table:table-cell>
          <table:covered-table-cell/>
        </table:table-row>
        <table:table-row table:style-name="Tableau1.8">
          <table:table-cell table:style-name="Tableau1.A2" office:value-type="string">
            <text:p text:style-name="P29">Langues : </text:p>
            <text:p text:style-name="P29"/>
          </table:table-cell>
          <table:table-cell table:style-name="Tableau1.A2" table:number-columns-spanned="2" office:value-type="string">
            <text:p text:style-name="P73">Activités secondaires :</text:p>
          </table:table-cell>
          <table:covered-table-cell/>
          <table:table-cell table:style-name="Tableau1.C2" table:number-columns-spanned="2" office:value-type="string">
            <text:p text:style-name="P74"/>
          </table:table-cell>
          <table:covered-table-cell/>
        </table:table-row>
        <table:table-row table:style-name="Tableau1.9">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73"/>
          </table:table-cell>
          <table:covered-table-cell/>
          <table:table-cell table:style-name="Tableau1.C2" table:number-columns-spanned="2" office:value-type="string">
            <text:p text:style-name="P75"/>
          </table:table-cell>
          <table:covered-table-cell/>
        </table:table-row>
        <text:soft-page-break/>
        <table:table-row>
          <table:table-cell table:style-name="Tableau1.A2" table:number-columns-spanned="3" office:value-type="string">
            <text:p text:style-name="P50">Hébergement <text:span text:style-name="T64">(lien de l'offre) </text:span>:</text:p>
            <text:p text:style-name="P29"/>
          </table:table-cell>
          <table:covered-table-cell/>
          <table:covered-table-cell/>
          <table:table-cell table:style-name="Tableau1.C2" table:number-columns-spanned="2" office:value-type="string">
            <text:p text:style-name="P44"/>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p text:style-name="P45"/>
          </table:table-cell>
          <table:covered-table-cell/>
          <table:covered-table-cell/>
          <table:covered-table-cell/>
          <table:covered-table-cell/>
        </table:table-row>
        <table:table-row>
          <table:table-cell table:style-name="Tableau1.A2" table:number-columns-spanned="3" office:value-type="string">
            <text:p text:style-name="P34">Calendrier souhaité : </text:p>
            <text:p text:style-name="P50"/>
          </table:table-cell>
          <table:covered-table-cell/>
          <table:covered-table-cell/>
          <table:table-cell table:style-name="Tableau1.C2" table:number-columns-spanned="2" office:value-type="string">
            <text:p text:style-name="P50">CMS <text:span text:style-name="T12">ou Framework</text:span> : </text:p>
            <text:p text:style-name="P66"><text:s text:c="3"/><text:span text:style-name="T85"><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2">[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9">[ <text:s/>] </text:span><text:span text:style-name="T10">Différenciation identifiée</text:span></text:p>
          </table:table-cell>
          <table:covered-table-cell/>
        </table:table-row>
        <table:table-row>
          <table:table-cell table:style-name="Tableau1.C2" table:number-columns-spanned="5" office:value-type="string">
            <text:p text:style-name="P35">Documents joints :</text:p>
            <text:p text:style-name="P35"/>
          </table:table-cell>
          <table:covered-table-cell/>
          <table:covered-table-cell/>
          <table:covered-table-cell/>
          <table:covered-table-cell/>
        </table:table-row>
        <table:table-row>
          <table:table-cell table:style-name="Tableau1.C2" table:number-columns-spanned="5" office:value-type="string">
            <text:p text:style-name="P59">Fonctionnalités supplémentaires <text:span text:style-name="T70">(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114">Conditions :</text:p>
            <text:list xml:id="list1335544176" text:style-name="L4">
              <text:list-item>
                <text:p text:style-name="P113"><text:span text:style-name="T11">Le texte et les images sont à fournir par le client. Un accompagnement peut être fait pour l'écriture du texte.</text:span></text:p>
              </text:list-item>
            </text:list>
          </table:table-cell>
          <table:covered-table-cell/>
          <table:covered-table-cell/>
          <table:covered-table-cell/>
          <table:covered-table-cell/>
        </table:table-row>
      </table:table>
      <text:p text:style-name="P31"/>
      <text:h text:style-name="P91" text:outline-level="1"><text:bookmark-start text:name="__RefHeading___Toc975_994175932"/>Diagnostic du besoin<text:bookmark-end text:name="__RefHeading___Toc975_994175932"/></text:h>
      <text:p text:style-name="P19"/>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9" text:outline-level="2"><text:bookmark-start text:name="__RefHeading___Toc981_994175932"/>Particularités<text:bookmark-end text:name="__RefHeading___Toc981_994175932"/></text:h>
      <text:p text:style-name="P19">Vous pouvez placer ici des particularités juridiques, économiques, politiques, sociales, psychologiques, techniques ou sociologiques qui sont favorables ou amènent des contraintes au projet.</text:p>
      <text:p text:style-name="P19"/>
      <text:h text:style-name="P99" text:outline-level="2"><text:bookmark-start text:name="__RefHeading___Toc979_994175932"/>Environnement <text:span text:style-name="T76">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79" text:outline-level="3">Les <text:s/>concurrents</text:h>
      <text:p text:style-name="P1"><text:tab/>Nom + http://www.urlsite.com</text:p>
      <text:p text:style-name="P1"><text:tab/>Nom + http://www.urlsite.com</text:p>
      <text:h text:style-name="P79" text:outline-level="3">Les partenaires</text:h>
      <text:p text:style-name="P1"><text:tab/>Nom <text:s/>+ http://www.urlsite.com</text:p>
      <text:p text:style-name="P1"><text:tab/>Nom + http://www.urlsite.com</text:p>
      <text:h text:style-name="P79" text:outline-level="3">Le réseau étendu (fournisseurs, prescripteurs,etc…)</text:h>
      <text:p text:style-name="P1"><text:tab/>Nom <text:s/>+ http://www.urlsite.com</text:p>
      <text:p text:style-name="P18"><text:tab/>Nom + http://www.urlsite.com</text:p>
      <text:p text:style-name="P1"/>
      <text:h text:style-name="P98"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5">Études</text:span> <text:span text:style-name="T84">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86" text:outline-level="3">Autres études</text:h>
      <text:p text:style-name="Text_20_body"><text:s/></text:p>
      <text:h text:style-name="P98" text:outline-level="2"><text:bookmark-start text:name="__RefHeading___Toc991_994175932"/>Enjeux du <text:span text:style-name="T75">p</text:span>rojet<text:bookmark-end text:name="__RefHeading___Toc991_994175932"/></text:h>
      <text:p text:style-name="P1"/>
      <text:h text:style-name="P98" text:outline-level="2"><text:bookmark-start text:name="__RefHeading___Toc993_994175932"/>Limites et Contraintes de départ<text:bookmark-end text:name="__RefHeading___Toc993_994175932"/></text:h>
      <text:p text:style-name="P1"/>
      <text:h text:style-name="P79" text:outline-level="3">Contraintes techniques</text:h>
      <text:p text:style-name="P1"/>
      <text:h text:style-name="P79" text:outline-level="3">Contraintes fonctionnelles</text:h>
      <text:p text:style-name="P1"/>
      <text:h text:style-name="P80" text:outline-level="3">Contraintes <text:span text:style-name="T79">graphiques</text:span></text:h>
      <text:p text:style-name="P20"/>
      <text:h text:style-name="P81" text:outline-level="3">Contraintes textuelles</text:h>
      <text:p text:style-name="Text_20_body"/>
      <text:h text:style-name="P87"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3"/>
      <text:h text:style-name="P89" text:outline-level="1"><text:bookmark-start text:name="__RefHeading___Toc1023_994175932"/>Organisation <text:span text:style-name="T74">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6">Wordpress</text:span>, logiciel libre qui n'est pas liée à une société <text:span text:style-name="T22">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2">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5">Wordpress</text:span> et <text:span text:style-name="T23">de s</text:span>es outils d'administration.</text:p>
      <text:p text:style-name="Text_20_body"/>
      <text:p text:style-name="Text_20_body">Remise d'un manuel d'utilisation <text:span text:style-name="T24">pour Wordpress et les extensions utilisées.</text:span></text:p>
      <text:p text:style-name="Text_20_body"/>
      <text:p text:style-name="Text_20_body">Accompagnement pour la mise en œuvre de l'hébergement au nom du client :</text:p>
      <text:p text:style-name="Text_20_body">- <text:span text:style-name="T25">choix du nom de domaine en amont pour correspondre à votre entreprise,</text:span></text:p>
      <text:p text:style-name="Text_20_body">- choix de l'offre parmi les offres d'OVH (en général, un hébergement mutualisé perso suffit),</text:p>
      <text:p text:style-name="Text_20_body">- <text:span text:style-name="T25">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4">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0" text:outline-level="2"><text:bookmark-start text:name="__RefHeading___Toc1029_994175932"/>Planning d<text:span text:style-name="T61">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0"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0" text:outline-level="2"><text:bookmark-start text:name="__RefHeading___Toc1033_994175932"/>Aspects juridiques<text:bookmark-end text:name="__RefHeading___Toc1033_994175932"/></text:h>
      <text:p text:style-name="P51"/>
      <text:h text:style-name="P82" text:outline-level="3">Netiquette/Charte du site</text:h>
      <text:p text:style-name="P6"/>
      <text:h text:style-name="P82" text:outline-level="3">Conformité à la loi Informatique et Liberté (déclaration CNIL)</text:h>
      <text:p text:style-name="P6"/>
      <text:h text:style-name="P82"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8">Sauvegardes <text:span text:style-name="T20">(Fichiers, dump de la base de données, liste des extensions)</text:span></text:p>
      <text:p text:style-name="P8">Maintenances et mises à jour <text:span text:style-name="T21">techniques</text:span></text:p>
      <text:p text:style-name="P9">Maintenances et mises à jour de contenu</text:p>
      <text:p text:style-name="P8">Dépannages</text:p>
      <text:p text:style-name="P109">Formation</text:p>
      <text:h text:style-name="P90" text:outline-level="1"><text:bookmark-start text:name="__RefHeading___Toc997_994175932"/>Mise en <text:span text:style-name="T77">œuvre</text:span><text:bookmark-end text:name="__RefHeading___Toc997_994175932"/></text:h>
      <text:h text:style-name="P101" text:outline-level="2"><text:bookmark-start text:name="__RefHeading___Toc999_994175932"/>Arborescence <text:span text:style-name="T69">&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733223570" text:style-name="L1">
        <text:list-item>
          <text:p text:style-name="P92">Menu Principal</text:p>
          <text:list>
            <text:list-item>
              <text:p text:style-name="P94">Accueil - Qui sommes-nous ? <text:span text:style-name="T69">(Présentation rapide + actualités + Coordonnées)</text:span></text:p>
            </text:list-item>
            <text:list-item>
              <text:p text:style-name="P97">Pages sur les services ou produits (jusqu’à 6 <text:span text:style-name="T86">pages, possibilité de sous-menus</text:span>)</text:p>
            </text:list-item>
            <text:list-item>
              <text:p text:style-name="P95">Contact <text:span text:style-name="T69">(Formulaire + Carte + Coordonnées)</text:span></text:p>
            </text:list-item>
          </text:list>
        </text:list-item>
        <text:list-item>
          <text:p text:style-name="P93">Menu de Pied de page (Footer)</text:p>
          <text:list>
            <text:list-item>
              <text:p text:style-name="P96">Accueil</text:p>
            </text:list-item>
            <text:list-item>
              <text:p text:style-name="P96">Mentions légales</text:p>
            </text:list-item>
            <text:list-item>
              <text:p text:style-name="P96">Plan du site <text:span text:style-name="T69">(sitemap HTML)</text:span></text:p>
            </text:list-item>
            <text:list-item>
              <text:p text:style-name="P96">Partenaires</text:p>
            </text:list-item>
            <text:list-item>
              <text:p text:style-name="P96">Contact</text:p>
            </text:list-item>
          </text:list>
        </text:list-item>
      </text:list>
      <text:p text:style-name="P11"><text:bookmark-start text:name="__RefHeading___Toc1013_994175932"/><text:bookmark-end text:name="__RefHeading___Toc1013_994175932"/></text:p>
      <text:p text:style-name="P11">Est ce qu’il faut récupérer des contenus existants d’une ancien site web ? Si oui, indiquez la quantité et le format. </text:p>
      <text:p text:style-name="P11">Pour les mises à jour, exigez la mise à disposition d’un back-office qui vous permettra d'ajouter et d'éditer vos contenus (les fonctions de ce back-office sont définis en ci avant au 2.2).</text:p>
      <text:p text:style-name="P58"><text:s/></text:p>
      <text:h text:style-name="P83" text:outline-level="3">Mise en Page et Ordination</text:h>
      <text:p text:style-name="P11"/>
      <text:h text:style-name="P98"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03" text:outline-level="2"><text:bookmark-start text:name="__RefHeading___Toc2485_1338404867"/>Accessibilité<text:bookmark-end text:name="__RefHeading___Toc2485_1338404867"/></text:h>
      <text:p text:style-name="P63">Validation du code aux normes du W3C (validator du W3C) :</text:p>
      <text:p text:style-name="P63"><text:soft-page-break/>- HTML5</text:p>
      <text:p text:style-name="P63">- CSS3</text:p>
      <text:p text:style-name="P63">- Reccomandations pour mobiles</text:p>
      <text:p text:style-name="P63">- <text:span text:style-name="T17">Checklinks</text:span></text:p>
      <text:p text:style-name="P63">- <text:span text:style-name="T18">Flux RSS</text:span></text:p>
      <text:p text:style-name="P63"/>
      <text:p text:style-name="P63">Validation par test sur les navigateurs PC :</text:p>
      <text:p text:style-name="P63">- <text:span text:style-name="T19">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112">Validation par test sur les navigateurs mobiles :</text:p>
      <text:p text:style-name="P112">- Google Chrome (version actuelle)</text:p>
      <text:p text:style-name="P112">- Firefox (version actuelle)</text:p>
      <text:p text:style-name="P112"/>
      <text:h text:style-name="P98" text:outline-level="2"><text:bookmark-start text:name="__RefHeading___Toc1005_994175932"/>Fonctionnalités<text:bookmark-end text:name="__RefHeading___Toc1005_994175932"/></text:h>
      <text:p text:style-name="Text_20_body"/>
      <text:h text:style-name="P79" text:outline-level="3">Fonctionnalités d'Administration <text:span text:style-name="T80">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64">Administrations (Back-office) :</text:p>
      <text:p text:style-name="P111">- <text:a xlink:type="simple" xlink:href="https://wordpress.org/plugins/elementor/" text:style-name="Internet_20_link" text:visited-style-name="Visited_20_Internet_20_Link">https://wordpress.org/plugins/elementor/</text:a></text:p>
      <text:p text:style-name="P111"/>
      <text:p text:style-name="P111">- <text:a xlink:type="simple" xlink:href="https://fr.wordpress.org/themes/oceanwp/" text:style-name="Internet_20_link" text:visited-style-name="Visited_20_Internet_20_Link">https://fr.wordpress.org/themes/oceanwp/</text:a></text:p>
      <text:p text:style-name="P115"/>
      <text:p text:style-name="P64">- <text:a xlink:type="simple" xlink:href="https://fr.wordpress.org/plugins/jetpack/" text:style-name="Internet_20_link" text:visited-style-name="Visited_20_Internet_20_Link"><text:span text:style-name="T26">https://fr.wordpress.org/plugins/jetpack/</text:span></text:a></text:p>
      <text:p text:style-name="P64"/>
      <text:p text:style-name="P64">- <text:a xlink:type="simple" xlink:href="https://wordpress.org/plugins/tablepress/" text:style-name="Internet_20_link" text:visited-style-name="Visited_20_Internet_20_Link">https://wordpress.org/plugins/tablepress/</text:a></text:p>
      <text:p text:style-name="P64">- <text:a xlink:type="simple" xlink:href="https://wordpress.org/plugins/tinymce-advanced/" text:style-name="Internet_20_link" text:visited-style-name="Visited_20_Internet_20_Link"><text:span text:style-name="T27">https://wordpress.org/plugins/tinymce-advanced/</text:span></text:a></text:p>
      <text:p text:style-name="P64"/>
      <text:p text:style-name="P64">- <text:a xlink:type="simple" xlink:href="https://wordpress.org/plugins/duplicate-post/" text:style-name="Internet_20_link" text:visited-style-name="Visited_20_Internet_20_Link">https://wordpress.org/plugins/duplicate-post/</text:a></text:p>
      <text:p text:style-name="P64"><text:soft-page-break/>- <text:a xlink:type="simple" xlink:href="https://fr.wordpress.org/plugins/simple-page-ordering/" text:style-name="Internet_20_link" text:visited-style-name="Visited_20_Internet_20_Link"><text:span text:style-name="T28">https://fr.wordpress.org/plugins/simple-page-ordering/</text:span></text:a></text:p>
      <text:p text:style-name="P64"/>
      <text:p text:style-name="P64">- <text:a xlink:type="simple" xlink:href="https://wordpress.org/plugins/xcloner-backup-and-restore/" text:style-name="Internet_20_link" text:visited-style-name="Visited_20_Internet_20_Link">https://wordpress.org/plugins/xcloner-backup-and-restore/</text:a></text:p>
      <text:p text:style-name="P64">- <text:a xlink:type="simple" xlink:href="https://wordpress.org/plugins/wp-db-backup/" text:style-name="Internet_20_link" text:visited-style-name="Visited_20_Internet_20_Link">https://wordpress.org/plugins/wp-db-backup/</text:a></text:p>
      <text:p text:style-name="P64"/>
      <text:p text:style-name="P64">- <text:a xlink:type="simple" xlink:href="https://fr.wordpress.org/plugins/ts-widget-pack/" text:style-name="Internet_20_link" text:visited-style-name="Visited_20_Internet_20_Link">https://fr.wordpress.org/plugins/ts-widget-pack/</text:a></text:p>
      <text:p text:style-name="P64">- <text:a xlink:type="simple" xlink:href="https://fr.wordpress.org/plugins/php-code-widget/" text:style-name="Internet_20_link" text:visited-style-name="Visited_20_Internet_20_Link">https://fr.wordpress.org/plugins/php-code-widget/</text:a></text:p>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64"><text:span text:style-name="T29">- </text:span><text:a xlink:type="simple" xlink:href="https://fr.wordpress.org/plugins/wp-maintenance/" text:style-name="Internet_20_link" text:visited-style-name="Visited_20_Internet_20_Link"><text:span text:style-name="T29">https://fr.wordpress.org/plugins/wp-maintenance/</text:span></text:a><text:span text:style-name="T29"> (Maintenance &amp; Coming Soon)</text:span></text:p>
      <text:p text:style-name="P64"/>
      <text:p text:style-name="P64">Anti-spam et firewall :</text:p>
      <text:p text:style-name="P64">- <text:a xlink:type="simple" xlink:href="https://wordpress.org/plugins/akismet/" text:style-name="Internet_20_link" text:visited-style-name="Visited_20_Internet_20_Link"><text:span text:style-name="T32">https://wordpress.org/plugins/akismet/</text:span></text:a><text:span text:style-name="T32"> (commentaires)</text:span></text:p>
      <text:p text:style-name="P64">- <text:a xlink:type="simple" xlink:href="https://wordpress.org/plugins/email-address-encoder/" text:style-name="Internet_20_link" text:visited-style-name="Visited_20_Internet_20_Link"><text:span text:style-name="T33">https://wordpress.org/plugins/email-address-encoder/</text:span></text:a><text:span text:style-name="T33"> (emails)</text:span></text:p>
      <text:p text:style-name="P64">- <text:a xlink:type="simple" xlink:href="https://fr.wordpress.org/plugins/login-lockdown/" text:style-name="Internet_20_link" text:visited-style-name="Visited_20_Internet_20_Link">https://fr.wordpress.org/plugins/login-lockdown/</text:a> (Login)</text:p>
      <text:p text:style-name="P64">//- <text:a xlink:type="simple" xlink:href="https://fr.wordpress.org/plugins/wp-cerber/" text:style-name="Internet_20_link" text:visited-style-name="Visited_20_Internet_20_Link"><text:span text:style-name="T34">https://fr.wordpress.org/plugins/wp-cerber/</text:span></text:a></text:p>
      <text:p text:style-name="P64">- <text:a xlink:type="simple" xlink:href="https://wordpress.org/plugins/block-bad-queries/" text:style-name="Internet_20_link" text:visited-style-name="Visited_20_Internet_20_Link">https://wordpress.org/plugins/block-bad-queries/</text:a><text:span text:style-name="T35"> </text:span><text:span text:style-name="T36">(firewall)</text:span></text:p>
      <text:p text:style-name="P64"><text:span text:style-name="T36">- </text:span><text:a xlink:type="simple" xlink:href="https://fr.wordpress.org/plugins/bad-behavior/" text:style-name="Internet_20_link" text:visited-style-name="Visited_20_Internet_20_Link"><text:span text:style-name="T37">https://fr.wordpress.org/plugins/bad-behavior/</text:span></text:a></text:p>
      <text:p text:style-name="P64"><text:span text:style-name="T37">- </text:span><text:a xlink:type="simple" xlink:href="https://wordpress.org/plugins/wp-spamshield/" text:style-name="Internet_20_link" text:visited-style-name="Visited_20_Internet_20_Link"><text:span text:style-name="T38">https://wordpress.org/plugins/wp-spamshield/</text:span></text:a></text:p>
      <text:p text:style-name="P64">- <text:a xlink:type="simple" xlink:href="https://fr.wordpress.org/plugins/antivirus/" text:style-name="Internet_20_link" text:visited-style-name="Visited_20_Internet_20_Link">https://fr.wordpress.org/plugins/antivirus/</text:a></text:p>
      <text:p text:style-name="P64"><text:span text:style-name="T38">- </text:span><text:a xlink:type="simple" xlink:href="https://wordpress.org/plugins/all-in-one-wp-security-and-firewall/" text:style-name="Internet_20_link" text:visited-style-name="Visited_20_Internet_20_Link">https://wordpress.org/plugins/all-in-one-wp-security-and-firewall/</text:a></text:p>
      <text:p text:style-name="P64"/>
      <text:p text:style-name="P64"><text:span text:style-name="T87">C</text:span>ookies :</text:p>
      <text:p text:style-name="P64">- <text:a xlink:type="simple" xlink:href="https://wordpress.org/plugins/cookie-law-info/" text:style-name="Internet_20_link" text:visited-style-name="Visited_20_Internet_20_Link">https://wordpress.org/plugins/cookie-law-info/</text:a></text:p>
      <text:p text:style-name="P64"/>
      <text:p text:style-name="P64">SEO :</text:p>
      <text:p text:style-name="P64">- <text:a xlink:type="simple" xlink:href="https://wordpress.org/plugins/wordpress-seo/" text:style-name="Internet_20_link" text:visited-style-name="Visited_20_Internet_20_Link"><text:span text:style-name="T41">https://wordpress.org/plugins/wordpress-seo/</text:span></text:a><text:span text:style-name="T41"> (Yoast SEO)</text:span></text:p>
      <text:p text:style-name="P64">- <text:a xlink:type="simple" xlink:href="https://wordpress.org/plugins/broken-link-checker/" text:style-name="Internet_20_link" text:visited-style-name="Visited_20_Internet_20_Link"><text:span text:style-name="T42">https://wordpress.org/plugins/broken-link-checker/</text:span></text:a><text:span text:style-name="T42"> (Liens)</text:span></text:p>
      <text:p text:style-name="P64">- <text:a xlink:type="simple" xlink:href="https://wordpress.org/plugins/redirection/" text:style-name="Internet_20_link" text:visited-style-name="Visited_20_Internet_20_Link"><text:span text:style-name="T43">https://wordpress.org/plugins/redirection/</text:span></text:a><text:span text:style-name="T43"> (Redirections)</text:span></text:p>
      <text:p text:style-name="P64">- <text:a xlink:type="simple" xlink:href="https://fr.wordpress.org/plugins/404-to-301/" text:style-name="Internet_20_link" text:visited-style-name="Visited_20_Internet_20_Link"><text:span text:style-name="T44">https://fr.wordpress.org/plugins/404-to-301/</text:span></text:a><text:span text:style-name="T44"> (Gestion 404)</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45">https://fr.wordpress.org/plugins/google-analytics-dashboard-for-wp/</text:span></text:a></text:p>
      <text:p text:style-name="P64">- <text:a xlink:type="simple" xlink:href="https://fr.wordpress.org/plugins/wp-piwik/" text:style-name="Internet_20_link" text:visited-style-name="Visited_20_Internet_20_Link"><text:span text:style-name="T46">https://fr.wordpress.org/plugins/wp-piwik/</text:span></text:a></text:p>
      <text:p text:style-name="P64"/>
      <text:p text:style-name="P64">Shortcodes :</text:p>
      <text:p text:style-name="P64"><text:span text:style-name="T30">- </text:span><text:a xlink:type="simple" xlink:href="https://wordpress.org/plugins/shortcodes-ultimate/" text:style-name="Internet_20_link" text:visited-style-name="Visited_20_Internet_20_Link"><text:span text:style-name="T30">https://wordpress.org/plugins/shortcodes-ultimate/</text:span></text:a></text:p>
      <text:p text:style-name="P64">- <text:a xlink:type="simple" xlink:href="https://fr.wordpress.org/plugins/better-font-awesome/" text:style-name="Internet_20_link" text:visited-style-name="Visited_20_Internet_20_Link">https://fr.wordpress.org/plugins/better-font-awesome/</text:a></text:p>
      <text:p text:style-name="P64">- <text:a xlink:type="simple" xlink:href="https://fr.wordpress.org/plugins/svg-vector-icon-plugin/" text:style-name="Internet_20_link" text:visited-style-name="Visited_20_Internet_20_Link">https://fr.wordpress.org/plugins/svg-vector-icon-plugin/</text:a></text:p>
      <text:p text:style-name="P64"><text:soft-page-break/>- <text:a xlink:type="simple" xlink:href="https://fr.wordpress.org/plugins/wp-visual-slidebox-builder/" text:style-name="Internet_20_link" text:visited-style-name="Visited_20_Internet_20_Link">https://fr.wordpress.org/plugins/wp-visual-slidebox-builder/</text:a> <text:span text:style-name="T31">(Slidebox)</text:span></text:p>
      <text:p text:style-name="P64">- <text:a xlink:type="simple" xlink:href="https://fr.wordpress.org/plugins/custom-content-shortcode/" text:style-name="Internet_20_link" text:visited-style-name="Visited_20_Internet_20_Link">https://fr.wordpress.org/plugins/custom-content-shortcode/</text:a> <text:span text:style-name="T31">(Custom)</text:span></text:p>
      <text:p text:style-name="P64">- <text:a xlink:type="simple" xlink:href="https://fr.wordpress.org/plugins/insert-php/" text:style-name="Internet_20_link" text:visited-style-name="Visited_20_Internet_20_Link">https://fr.wordpress.org/plugins/insert-php/</text:a> <text:span text:style-name="T31">(PHP)</text:span></text:p>
      <text:p text:style-name="P64">- <text:a xlink:type="simple" xlink:href="https://wordpress.org/plugins/raw-html/" text:style-name="Internet_20_link" text:visited-style-name="Visited_20_Internet_20_Link">https://wordpress.org/plugins/raw-html/</text:a><text:span text:style-name="T31">(HTML)</text:span></text:p>
      <text:p text:style-name="P64">- <text:a xlink:type="simple" xlink:href="https://fr.wordpress.org/plugins/page-list/" text:style-name="Internet_20_link" text:visited-style-name="Visited_20_Internet_20_Link">https://fr.wordpress.org/plugins/page-list/</text:a></text:p>
      <text:p text:style-name="P64">- <text:a xlink:type="simple" xlink:href="https://fr.wordpress.org/plugins/jonradio-current-year-and-copyright-shortcodes/" text:style-name="Internet_20_link" text:visited-style-name="Visited_20_Internet_20_Link">https://fr.wordpress.org/plugins/jonradio-current-year-and-copyright-shortcodes/</text:a></text:p>
      <text:p text:style-name="P64"/>
      <text:p text:style-name="P64">Carte :</text:p>
      <text:p text:style-name="P64">- <text:a xlink:type="simple" xlink:href="https://wordpress.org/plugins/geo-mashup/" text:style-name="Internet_20_link" text:visited-style-name="Visited_20_Internet_20_Link">https://wordpress.org/plugins/geo-mashup/</text:a></text:p>
      <text:p text:style-name="P64">Gestion et Téléchargement de Documents</text:p>
      <text:p text:style-name="P64">- <text:a xlink:type="simple" xlink:href="https://fr.wordpress.org/plugins/easy-media-download/" text:style-name="Internet_20_link" text:visited-style-name="Visited_20_Internet_20_Link"><text:span text:style-name="T47">https://fr.wordpress.org/plugins/easy-media-download/</text:span></text:a></text:p>
      <text:p text:style-name="P64"/>
      <text:p text:style-name="P64">Accessibilité :</text:p>
      <text:p text:style-name="P64">- <text:a xlink:type="simple" xlink:href="https://fr.wordpress.org/plugins/wp-accessibility/" text:style-name="Internet_20_link" text:visited-style-name="Visited_20_Internet_20_Link">https://fr.wordpress.org/plugins/wp-accessibility/</text:a></text:p>
      <text:p text:style-name="P64">Ou</text:p>
      <text:p text:style-name="P64">- <text:a xlink:type="simple" xlink:href="https://fr.wordpress.org/plugins/wp-accessibility-helper/" text:style-name="Internet_20_link" text:visited-style-name="Visited_20_Internet_20_Link">https://fr.wordpress.org/plugins/wp-accessibility-helper/</text:a></text:p>
      <text:p text:style-name="P22"/>
      <text:h text:style-name="P79"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4">Formulaire basique (Nom, Mail, Objet, Message + 1 champ personnalisé)</text:span></text:p>
      <text:p text:style-name="P1">Partager des contenus : ajouter les modules de partage sur les articles (réseaux sociaux + envoyer à un ami)</text:p>
      <text:p text:style-name="P64"/>
      <text:p text:style-name="P116"><text:span text:style-name="T88">E-commerce :</text:span></text:p>
      <text:p text:style-name="P116"><text:span text:style-name="T88">- </text:span><text:a xlink:type="simple" xlink:href="https://fr.wordpress.org/plugins/woocommerce/" text:style-name="Internet_20_link" text:visited-style-name="Visited_20_Internet_20_Link"><text:span text:style-name="T88">https://fr.wordpress.org/plugins/woocommerce/</text:span></text:a></text:p>
      <text:p text:style-name="P116"/>
      <text:p text:style-name="P116"><text:span text:style-name="T88">C</text:span>ontact :</text:p>
      <text:p text:style-name="P64">- <text:a xlink:type="simple" xlink:href="https://wordpress.org/plugins/contact-form-7/" text:style-name="Internet_20_link" text:visited-style-name="Visited_20_Internet_20_Link"><text:span text:style-name="T39">https://wordpress.org/plugins/contact-form-7/</text:span></text:a></text:p>
      <text:p text:style-name="P64"><text:span text:style-name="T39">- </text:span><text:a xlink:type="simple" xlink:href="https://wordpress.org/plugins/really-simple-captcha/" text:style-name="Internet_20_link" text:visited-style-name="Visited_20_Internet_20_Link"><text:span text:style-name="T39">https://wordpress.org/plugins/really-simple-captcha/</text:span></text:a></text:p>
      <text:p text:style-name="P64"><text:soft-page-break/>- <text:a xlink:type="simple" xlink:href="https://fr.wordpress.org/plugins/flamingo/" text:style-name="Internet_20_link" text:visited-style-name="Visited_20_Internet_20_Link"><text:span text:style-name="T40">https://fr.wordpress.org/plugins/flamingo/</text:span></text:a></text:p>
      <text:p text:style-name="P64"/>
      <text:p text:style-name="P64">Diaporama :</text:p>
      <text:p text:style-name="P64">- <text:a xlink:type="simple" xlink:href="https://fr.wordpress.org/plugins/slideshow-jquery-image-gallery/" text:style-name="Internet_20_link" text:visited-style-name="Visited_20_Internet_20_Link"><text:span text:style-name="T49">https://fr.wordpress.org/plugins/slideshow-jquery-image-gallery/</text:span></text:a></text:p>
      <text:p text:style-name="P64"/>
      <text:p text:style-name="P64">Image Box :</text:p>
      <text:p text:style-name="P64">- <text:a xlink:type="simple" xlink:href="https://wordpress.org/plugins/wp-featherlight/" text:style-name="Internet_20_link" text:visited-style-name="Visited_20_Internet_20_Link"><text:span text:style-name="T50">https://wordpress.org/plugins/wp-featherlight/</text:span></text:a></text:p>
      <text:p text:style-name="P64"/>
      <text:p text:style-name="P64">Réseaux Sociaux :</text:p>
      <text:p text:style-name="P64">- <text:a xlink:type="simple" xlink:href="https://wordpress.org/plugins/ep-social-widget/" text:style-name="Internet_20_link" text:visited-style-name="Visited_20_Internet_20_Link"><text:span text:style-name="T51">https://wordpress.org/plugins/ep-social-widget/</text:span></text:a></text:p>
      <text:p text:style-name="P64"/>
      <text:p text:style-name="P64">Icônes <text:span text:style-name="T52">de réseaux sociaux (au choix) </text:span>:</text:p>
      <text:p text:style-name="P64">- <text:a xlink:type="simple" xlink:href="https://fr.wordpress.org/plugins/awesome-social-icons/" text:style-name="Internet_20_link" text:visited-style-name="Visited_20_Internet_20_Link"><text:span text:style-name="T51">https://fr.wordpress.org/plugins/awesome-social-icons/</text:span></text:a></text:p>
      <text:p text:style-name="P64">- <text:a xlink:type="simple" xlink:href="https://fr.wordpress.org/plugins/social-icons/" text:style-name="Internet_20_link" text:visited-style-name="Visited_20_Internet_20_Link"><text:span text:style-name="T51">https://fr.wordpress.org/plugins/social-icons/</text:span></text:a></text:p>
      <text:p text:style-name="P64">- <text:a xlink:type="simple" xlink:href="https://fr.wordpress.org/plugins/menu-social-icons/" text:style-name="Internet_20_link" text:visited-style-name="Visited_20_Internet_20_Link"><text:span text:style-name="T51">https://fr.wordpress.org/plugins/menu-social-icons/</text:span></text:a></text:p>
      <text:p text:style-name="P64"/>
      <text:p text:style-name="P64">Vidéos :</text:p>
      <text:p text:style-name="P64">- <text:a xlink:type="simple" xlink:href="https://fr.wordpress.org/plugins/video-player/" text:style-name="Internet_20_link" text:visited-style-name="Visited_20_Internet_20_Link"><text:span text:style-name="T53">https://fr.wordpress.org/plugins/video-player/</text:span></text:a></text:p>
      <text:p text:style-name="P64">- <text:a xlink:type="simple" xlink:href="https://fr.wordpress.org/plugins/easy-video-player/" text:style-name="Internet_20_link" text:visited-style-name="Visited_20_Internet_20_Link"><text:span text:style-name="T54">https://fr.wordpress.org/plugins/easy-video-player/</text:span></text:a></text:p>
      <text:p text:style-name="P64">- <text:a xlink:type="simple" xlink:href="https://fr.wordpress.org/plugins/mp3-player/" text:style-name="Internet_20_link" text:visited-style-name="Visited_20_Internet_20_Link">https://fr.wordpress.org/plugins/mp3-player/</text:a></text:p>
      <text:p text:style-name="P64"/>
      <text:p text:style-name="P64">Localisation :</text:p>
      <text:p text:style-name="P64">- <text:a xlink:type="simple" xlink:href="https://wordpress.org/plugins/polylang/" text:style-name="Internet_20_link" text:visited-style-name="Visited_20_Internet_20_Link"><text:span text:style-name="T55">https://wordpress.org/plugins/polylang/</text:span></text:a></text:p>
      <text:p text:style-name="P64"/>
      <text:p text:style-name="P64">CTA :</text:p>
      <text:p text:style-name="P64">- <text:a xlink:type="simple" xlink:href="https://fr.wordpress.org/plugins/cta/" text:style-name="Internet_20_link" text:visited-style-name="Visited_20_Internet_20_Link">https://fr.wordpress.org/plugins/cta/</text:a></text:p>
      <text:p text:style-name="P64"/>
      <text:p text:style-name="P64">Pagination :</text:p>
      <text:p text:style-name="P64">- <text:a xlink:type="simple" xlink:href="https://fr.wordpress.org/plugins/wp-paginate/" text:style-name="Internet_20_link" text:visited-style-name="Visited_20_Internet_20_Link">https://fr.wordpress.org/plugins/wp-paginate/</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64">- <text:a xlink:type="simple" xlink:href="https://fr.wordpress.org/plugins/wp-splashing-images/" text:style-name="Internet_20_link" text:visited-style-name="Visited_20_Internet_20_Link">https://fr.wordpress.org/plugins/wp-splashing-images/</text:a></text:p>
      <text:p text:style-name="P64"/>
      <text:p text:style-name="P64">Gestion des images :</text:p>
      <text:p text:style-name="P64">- <text:a xlink:type="simple" xlink:href="https://wordpress.org/plugins/imsanity/" text:style-name="Internet_20_link" text:visited-style-name="Visited_20_Internet_20_Link">https://wordpress.org/plugins/imsanity/</text:a></text:p>
      <text:p text:style-name="P64">- <text:a xlink:type="simple" xlink:href="https://wordpress.org/plugins/media-file-renamer/" text:style-name="Internet_20_link" text:visited-style-name="Visited_20_Internet_20_Link">https://wordpress.org/plugins/media-file-renamer/</text:a></text:p>
      <text:p text:style-name="P64">- <text:a xlink:type="simple" xlink:href="https://wordpress.org/plugins-wp/alti-watermark/" text:style-name="Internet_20_link" text:visited-style-name="Visited_20_Internet_20_Link">https://wordpress.org/plugins-wp/alti-watermark/</text:a></text:p>
      <text:p text:style-name="P64">- <text:a xlink:type="simple" xlink:href="https://wordpress.org/plugins/media-tags/" text:style-name="Internet_20_link" text:visited-style-name="Visited_20_Internet_20_Link">https://wordpress.org/plugins/media-tags/</text:a></text:p>
      <text:p text:style-name="P64"><text:soft-page-break/>- <text:a xlink:type="simple" xlink:href="https://wordpress.org/plugins/enable-media-replace/" text:style-name="Internet_20_link" text:visited-style-name="Visited_20_Internet_20_Link">https://wordpress.org/plugins/enable-media-replace/</text:a></text:p>
      <text:p text:style-name="P64">- <text:a xlink:type="simple" xlink:href="https://wordpress.org/plugins/scalable-vector-graphics-svg/" text:style-name="Internet_20_link" text:visited-style-name="Visited_20_Internet_20_Link"><text:span text:style-name="T48">https://wordpress.org/plugins/scalable-vector-graphics-svg/</text:span></text:a><text:span text:style-name="T48"> (support SVG)</text:span></text:p>
      <text:p text:style-name="P64"/>
      <text:p text:style-name="P64">Optimisation :</text:p>
      <text:p text:style-name="P64">- <text:a xlink:type="simple" xlink:href="https://wordpress.org/plugins/w3-total-cache/" text:style-name="Internet_20_link" text:visited-style-name="Visited_20_Internet_20_Link">https://wordpress.org/plugins/w3-total-cache/</text:a> <text:span text:style-name="T56">(Globale)</text:span></text:p>
      <text:p text:style-name="P64">- <text:a xlink:type="simple" xlink:href="https://wordpress.org/plugins/bj-lazy-load/" text:style-name="Internet_20_link" text:visited-style-name="Visited_20_Internet_20_Link">https://wordpress.org/plugins/bj-lazy-load/</text:a> (Lazy load)</text:p>
      <text:p text:style-name="P64">- <text:a xlink:type="simple" xlink:href="https://fr.wordpress.org/plugins/wp-sweep/" text:style-name="Internet_20_link" text:visited-style-name="Visited_20_Internet_20_Link">https://fr.wordpress.org/plugins/wp-sweep/</text:a> (Db)</text:p>
      <text:p text:style-name="P64">- <text:a xlink:type="simple" xlink:href="https://wordpress.org/plugins/wp-smushit/" text:style-name="Internet_20_link" text:visited-style-name="Visited_20_Internet_20_Link">https://wordpress.org/plugins/wp-smushit/</text:a> <text:span text:style-name="T57">(Images)</text:span></text:p>
      <text:p text:style-name="P22"/>
      <text:h text:style-name="P79" text:outline-level="3">Fonctionnalités applicatives spécifiques</text:h>
      <text:p text:style-name="P1">Listez les fonctionnalités ou développements techniques spécifiques qui devront se connecter avec le site web.</text:p>
      <text:p text:style-name="P1"/>
      <text:h text:style-name="P79" text:outline-level="3">Autres Services : Les applications Web autour du site</text:h>
      <text:p text:style-name="P1"/>
      <text:p text:style-name="P1"/>
      <text:h text:style-name="P98" text:outline-level="2"><text:bookmark-start text:name="__RefHeading___Toc1017_994175932"/>Référencement &amp; Communication<text:bookmark-end text:name="__RefHeading___Toc1017_994175932"/></text:h>
      <text:p text:style-name="P1"/>
      <text:p text:style-name="Text_20_body">Eléments techniques :</text:p>
      <text:list xml:id="list3051356440" text:style-name="L2">
        <text:list-item>
          <text:p text:style-name="P104">Sitemap.xml</text:p>
        </text:list-item>
        <text:list-item>
          <text:p text:style-name="P104">Indexation des sites (Google, Bing et Yahoo) avec déclaration dans les webmaster tools sur le compte dédié (à la demande des clients)</text:p>
        </text:list-item>
        <text:list-item>
          <text:p text:style-name="P104">Balises méta (Author, Desc, Keywords, Robots)</text:p>
        </text:list-item>
        <text:list-item>
          <text:p text:style-name="P104">Robots.txt</text:p>
        </text:list-item>
        <text:list-item>
          <text:p text:style-name="P104">.htaccess</text:p>
        </text:list-item>
        <text:list-item>
          <text:p text:style-name="P104">Human.txt</text:p>
        </text:list-item>
        <text:list-item>
          <text:p text:style-name="P104">Intégration d'un outil d'Analyse d'audience (Google Analytics ou Piwik Analytics)</text:p>
        </text:list-item>
        <text:list-item>
          <text:p text:style-name="P105">Micro-datas</text:p>
        </text:list-item>
      </text:list>
      <text:p text:style-name="Text_20_body"/>
      <text:p text:style-name="Text_20_body">Social Media Optimisation (SMO) :</text:p>
      <text:list xml:id="list4147508473" text:style-name="L3">
        <text:list-item>
          <text:p text:style-name="P106">Ajout des liens des pages de réseaux sociaux sur le site</text:p>
        </text:list-item>
      </text:list>
      <text:p text:style-name="Text_20_body"/>
      <text:p text:style-name="Text_20_body">Configuration de 5 à 10 adresses mails avec <text:span text:style-name="T15">le</text:span> nom de domaine <text:span text:style-name="T16">du site </text:span>selon le choix du client.</text:p>
      <text:p text:style-name="Text_20_body"/>
      <text:h text:style-name="P84"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text:soft-page-break/>Pour cela, il faut se baser sur des combinaisons de mots correspondant à des activités et des noms de villes ou zones géographiques permettant de délimiter l'activité.</text:p>
      <text:h text:style-name="P79" text:outline-level="3">Optimisation de la mise en page</text:h>
      <text:p text:style-name="P1">Utilisation des micro-<text:span text:style-name="T67">datas</text:span>, validation du HTML, optimisation des balises (Alt, Title, etc.) etc.</text:p>
      <text:h text:style-name="P79"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79" text:outline-level="3">Achat du trafic</text:h>
      <text:p text:style-name="P1">Campagne AdWords et autres régies. Searche Engine Advertising (SEA)</text:p>
      <text:h text:style-name="P79" text:outline-level="3">Visibilité dans les médias sociaux</text:h>
      <text:p text:style-name="P1">Social Media Optimisation (SMO)</text:p>
      <text:h text:style-name="P102" text:outline-level="2"><text:bookmark-start text:name="__RefHeading___Toc1019_994175932"/>Monétisation<text:bookmark-end text:name="__RefHeading___Toc1019_994175932"/></text:h>
      <text:p text:style-name="P24"/>
      <text:h text:style-name="P85" text:outline-level="3">Optimisation de la mise en page</text:h>
      <text:p text:style-name="P24">Placement des publicité, etc.</text:p>
      <text:h text:style-name="P85" text:outline-level="3">Partenariats</text:h>
      <text:p text:style-name="P24"/>
      <text:h text:style-name="P85" text:outline-level="3">Publicité</text:h>
      <text:p text:style-name="P24">Choix de la (ou des) régie(s) pour la publicité sur le site.</text:p>
      <text:h text:style-name="P85" text:outline-level="3">Autres méthode de monétisation</text:h>
      <text:p text:style-name="P24">Ventes de produits (e-commerce) via une plateforme dédiée, plateforme de crouwdfunding, etc.</text:p>
      <text:h text:style-name="P98"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68">Annexes</text:p>
      <text:p text:style-name="P21">Annexe 1 : <text:span text:style-name="T82">Interview</text:span> client</text:p>
      <text:p text:style-name="P21">Annexe 2 : Grille d'analyse de l'existant</text:p>
      <text:p text:style-name="P21">Annexe 3 : Grille d'analyse d<text:span text:style-name="T83">e la concurrence</text:span></text:p>
      <text:p text:style-name="P10">Annexe <text:span text:style-name="T81">4</text:span> : Charte graphique complète de l'entreprise</text:p>
      <text:p text:style-name="P14">Annexe <text:span text:style-name="T81">5</text:span> : Book des images du site</text:p>
      <text:p text:style-name="P16">Annexe <text:span text:style-name="T81">6</text:span> : Plan de Référencement</text:p>
      <text:p text:style-name="P13">Annexe <text:span text:style-name="T81">7</text:span> : <text:span text:style-name="T72">Trames de rédaction de contenu</text:span></text:p>
      <text:p text:style-name="P15">Annexe <text:span text:style-name="T81">8</text:span> : Plan de ligne éditoriale</text:p>
      <text:p text:style-name="P17">Annexe <text:span text:style-name="T81">9</text:span> : Charte de bonne conduite (Netiquette appliquée)</text:p>
      <text:p text:style-name="P10">Annexe <text:span text:style-name="T81">10</text:span> : Plugin <text:span text:style-name="T62">[…]</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46M36S</meta:editing-duration>
    <meta:editing-cycles>169</meta:editing-cycles>
    <meta:generator>LibreOffice/5.3.3.2$Windows_X86_64 LibreOffice_project/3d9a8b4b4e538a85e0782bd6c2d430bafe583448</meta:generator>
    <dc:date>2018-03-12T00:04:19.678000000</dc:date>
    <meta:document-statistic meta:table-count="1" meta:image-count="0" meta:object-count="0" meta:page-count="18" meta:paragraph-count="346" meta:word-count="2247" meta:character-count="16929" meta:non-whitespace-character-count="14988"/>
    <meta:user-defined meta:name="Info 1"/>
    <meta:user-defined meta:name="Info 2"/>
    <meta:user-defined meta:name="Info 3"/>
    <meta:user-defined meta:name="Info 4"/>
  </office:meta>
</office:document-meta>
</file>